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column table:style-name="co2" table:default-cell-style-name="Default"/>
        <table:table-row table:style-name="ro1" table:number-rows-repeated="15">
          <table:table-cell table:number-columns-repeated="19"/>
        </table:table-row>
        <table:table-row table:style-name="ro1">
          <table:table-cell/>
          <table:table-cell office:value-type="string" calcext:value-type="string">
            <text:p>M sat</text:p>
          </table:table-cell>
          <table:table-cell office:value-type="string" calcext:value-type="string">
            <text:p>Ku exp</text:p>
          </table:table-cell>
          <table:table-cell office:value-type="string" calcext:value-type="string">
            <text:p>e Ku exp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e Hk</text:p>
          </table:table-cell>
          <table:table-cell office:value-type="string" calcext:value-type="string">
            <text:p>Hk – Nd Msat</text:p>
          </table:table-cell>
          <table:table-cell office:value-type="string" calcext:value-type="string">
            <text:p>e <text:s/>Hk – Nd Msat</text:p>
          </table:table-cell>
          <table:table-cell/>
          <table:table-cell office:value-type="string" calcext:value-type="string">
            <text:p>Hoff exp</text:p>
          </table:table-cell>
          <table:table-cell office:value-type="string" calcext:value-type="string">
            <text:p>e Hoff exp</text:p>
          </table:table-cell>
          <table:table-cell office:value-type="string" calcext:value-type="string">
            <text:p>Lim inf</text:p>
          </table:table-cell>
          <table:table-cell office:value-type="string" calcext:value-type="string">
            <text:p>Lim sup</text:p>
          </table:table-cell>
          <table:table-cell office:value-type="string" calcext:value-type="string">
            <text:p>e Lim inf = e Lim sup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2970" calcext:value-type="float">
            <text:p>2970</text:p>
          </table:table-cell>
          <table:table-cell office:value-type="float" office:value="127" calcext:value-type="float">
            <text:p>12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17]/[.G17]" office:value-type="float" office:value="0.0376991118430775" calcext:value-type="float">
            <text:p>0.0376991118</text:p>
          </table:table-cell>
          <table:table-cell table:formula="of:=[.H17]*[.$B$17]" office:value-type="float" office:value="33.1752184219082" calcext:value-type="float">
            <text:p>33.1752184219</text:p>
          </table:table-cell>
          <table:table-cell table:style-name="ce2" table:formula="of:=2*[.$C$17]/[.$B$17]" office:value-type="float" office:value="6.75" calcext:value-type="float" table:number-columns-spanned="1" table:number-rows-spanned="4">
            <text:p>6.75</text:p>
          </table:table-cell>
          <table:table-cell table:style-name="ce3" table:formula="of:=2*[.D17]/[.B17]" office:value-type="float" office:value="0.288636363636364" calcext:value-type="float" table:number-columns-spanned="1" table:number-rows-spanned="4">
            <text:p>0.29</text:p>
          </table:table-cell>
          <table:table-cell table:formula="of:=[.$J$17]-[.I17]" office:value-type="float" office:value="-26.4252184219082" calcext:value-type="float">
            <text:p>-26.4252184219</text:p>
          </table:table-cell>
          <table:table-cell table:style-name="ce4" table:formula="of:=[.$K$17]" office:value-type="float" office:value="0.288636363636364" calcext:value-type="float">
            <text:p>0.29</text:p>
          </table:table-cell>
          <table:table-cell table:style-name="ce5" office:value-type="string" calcext:value-type="string">
            <text:p>LINEAR</text:p>
          </table:table-cell>
          <table:table-cell office:value-type="float" office:value="13.0758" calcext:value-type="float">
            <text:p>13.0758</text:p>
          </table:table-cell>
          <table:table-cell/>
          <table:table-cell table:formula="of:=[.O17]+[.L17]" office:value-type="float" office:value="-13.3494184219082" calcext:value-type="float">
            <text:p>-13.3494184219</text:p>
          </table:table-cell>
          <table:table-cell table:formula="of:=[.O17]-[.L17]" office:value-type="float" office:value="39.5010184219082" calcext:value-type="float">
            <text:p>39.5010184219</text:p>
          </table:table-cell>
          <table:table-cell table:style-name="ce4" table:formula="of:=[.$K$17]+[.P17]" office:value-type="float" office:value="0.288636363636364" calcext:value-type="float">
            <text:p>0.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17]/[.G18]" office:value-type="float" office:value="0.0188495559215388" calcext:value-type="float">
            <text:p>0.0188495559</text:p>
          </table:table-cell>
          <table:table-cell table:formula="of:=[.H18]*[.$B$17]" office:value-type="float" office:value="16.5876092109541" calcext:value-type="float">
            <text:p>16.58760921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8]" office:value-type="float" office:value="-9.83760921095411" calcext:value-type="float">
            <text:p>-9.837609211</text:p>
          </table:table-cell>
          <table:table-cell table:style-name="ce4" table:formula="of:=[.$K$17]" office:value-type="float" office:value="0.288636363636364" calcext:value-type="float">
            <text:p>0.29</text:p>
          </table:table-cell>
          <table:table-cell table:style-name="ce5" office:value-type="string" calcext:value-type="string">
            <text:p>LINEAR</text:p>
          </table:table-cell>
          <table:table-cell office:value-type="float" office:value="7.27516" calcext:value-type="float">
            <text:p>7.27516</text:p>
          </table:table-cell>
          <table:table-cell office:value-type="float" office:value="0.171128" calcext:value-type="float">
            <text:p>0.171128</text:p>
          </table:table-cell>
          <table:table-cell table:formula="of:=[.O18]+[.L18]" office:value-type="float" office:value="-2.56244921095411" calcext:value-type="float">
            <text:p>-2.562449211</text:p>
          </table:table-cell>
          <table:table-cell table:formula="of:=[.O18]-[.L18]" office:value-type="float" office:value="17.1127692109541" calcext:value-type="float">
            <text:p>17.112769211</text:p>
          </table:table-cell>
          <table:table-cell table:style-name="ce4" table:formula="of:=[.$K$17]+[.P18]" office:value-type="float" office:value="0.459764363636364" calcext:value-type="float">
            <text:p>0.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17]/[.G19]" office:value-type="float" office:value="0.0115997267209469" calcext:value-type="float">
            <text:p>0.0115997267</text:p>
          </table:table-cell>
          <table:table-cell table:formula="of:=[.H19]*[.$B$17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9]" office:value-type="float" office:value="-3.4577595144333" calcext:value-type="float">
            <text:p>-3.4577595144</text:p>
          </table:table-cell>
          <table:table-cell table:style-name="ce4" table:formula="of:=[.$K$17]" office:value-type="float" office:value="0.288636363636364" calcext:value-type="float">
            <text:p>0.29</text:p>
          </table:table-cell>
          <table:table-cell table:style-name="ce5" office:value-type="string" calcext:value-type="string">
            <text:p>LINEAR</text:p>
          </table:table-cell>
          <table:table-cell office:value-type="float" office:value="6.42969" calcext:value-type="float">
            <text:p>6.42969</text:p>
          </table:table-cell>
          <table:table-cell office:value-type="float" office:value="0.654327" calcext:value-type="float">
            <text:p>0.654327</text:p>
          </table:table-cell>
          <table:table-cell table:formula="of:=[.O19]+[.L19]" office:value-type="float" office:value="2.9719304855667" calcext:value-type="float">
            <text:p>2.9719304856</text:p>
          </table:table-cell>
          <table:table-cell table:formula="of:=[.O19]-[.L19]" office:value-type="float" office:value="9.8874495144333" calcext:value-type="float">
            <text:p>9.8874495144</text:p>
          </table:table-cell>
          <table:table-cell table:style-name="ce4" table:formula="of:=[.$K$17]+[.P19]" office:value-type="float" office:value="0.942963363636364" calcext:value-type="float">
            <text:p>0.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17]/[.G20]" office:value-type="float" office:value="0.0075398223686155" calcext:value-type="float">
            <text:p>0.0075398224</text:p>
          </table:table-cell>
          <table:table-cell table:formula="of:=[.H20]*[.$B$17]" office:value-type="float" office:value="6.63504368438164" calcext:value-type="float">
            <text:p>6.63504368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20]" office:value-type="float" office:value="0.114956315618357" calcext:value-type="float">
            <text:p>0.1149563156</text:p>
          </table:table-cell>
          <table:table-cell table:style-name="ce4" table:formula="of:=[.$K$17]" office:value-type="float" office:value="0.288636363636364" calcext:value-type="float">
            <text:p>0.29</text:p>
          </table:table-cell>
          <table:table-cell table:style-name="ce5" office:value-type="string" calcext:value-type="string">
            <text:p>HISTERESE</text:p>
          </table:table-cell>
          <table:table-cell office:value-type="float" office:value="9.0602" calcext:value-type="float">
            <text:p>9.0602</text:p>
          </table:table-cell>
          <table:table-cell/>
          <table:table-cell table:formula="of:=[.O20]-[.L20]" office:value-type="float" office:value="8.94524368438164" calcext:value-type="float">
            <text:p>8.9452436844</text:p>
          </table:table-cell>
          <table:table-cell table:formula="of:=[.O20]+[.L20]" office:value-type="float" office:value="9.17515631561836" calcext:value-type="float">
            <text:p>9.1751563156</text:p>
          </table:table-cell>
          <table:table-cell table:style-name="ce4" table:formula="of:=[.$K$17]+[.P20]" office:value-type="float" office:value="0.288636363636364" calcext:value-type="float">
            <text:p>0.29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Estrutura</text:p>
          </table:table-cell>
          <table:table-cell office:value-type="string" calcext:value-type="string">
            <text:p>declive</text:p>
          </table:table-cell>
          <table:table-cell/>
          <table:table-cell office:value-type="string" calcext:value-type="string">
            <text:p>Declive SV3-4/ Declive SV3-2</text:p>
          </table:table-cell>
          <table:table-cell table:number-columns-repeated="2"/>
          <table:table-cell office:value-type="string" calcext:value-type="string">
            <text:p>Experimenta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17]-[.$J$17])" office:value-type="float" office:value="0.0378426389532105" calcext:value-type="float">
            <text:p>0.037842639</text:p>
          </table:table-cell>
          <table:table-cell/>
          <table:table-cell table:formula="of:=[.G26]/[.G25]" office:value-type="float" office:value="2.68614231926228" calcext:value-type="float">
            <text:p>2.6861423193</text:p>
          </table:table-cell>
          <table:table-cell office:value-type="string" calcext:value-type="string">
            <text:p>------------------------&gt;</text:p>
          </table:table-cell>
          <table:table-cell/>
          <table:table-cell table:formula="of:=0.082/0.042" office:value-type="float" office:value="1.95238095238095" calcext:value-type="float">
            <text:p>1.95238095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18]-[.$J$17])" office:value-type="float" office:value="0.101650713964782" calcext:value-type="float">
            <text:p>0.101650714</text:p>
          </table:table-cell>
          <table:table-cell/>
          <table:table-cell office:value-type="string" calcext:value-type="string">
            <text:p>Declive SV4-B/ Declive SV3-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19]-[.$J$17])" office:value-type="float" office:value="0.289204612358327" calcext:value-type="float">
            <text:p>0.2892046124</text:p>
          </table:table-cell>
          <table:table-cell/>
          <table:table-cell table:formula="of:=[.G27]/[.G26]" office:value-type="float" office:value="2.84508195838669" calcext:value-type="float">
            <text:p>2.8450819584</text:p>
          </table:table-cell>
          <table:table-cell office:value-type="string" calcext:value-type="string">
            <text:p>------------------------&gt;</text:p>
          </table:table-cell>
          <table:table-cell/>
          <table:table-cell table:formula="of:=0.142/0.082" office:value-type="float" office:value="1.73170731707317" calcext:value-type="float">
            <text:p>1.731707317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1" office:value-type="string" calcext:value-type="string">
            <text:p>-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4:08:56.560978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7:48:40.310255797</meta:creation-date>
    <dc:date>2016-05-05T00:38:26.188648928</dc:date>
    <meta:editing-duration>PT7H23M1S</meta:editing-duration>
    <meta:editing-cycles>16</meta:editing-cycles>
    <meta:generator>LibreOffice/4.2.8.2$Linux_X86_64 LibreOffice_project/420m0$Build-2</meta:generator>
    <meta:document-statistic meta:table-count="1" meta:cell-count="91" meta:object-count="0"/>
  </office:meta>
</office:document-meta>
</file>